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b0828" officeooo:paragraph-rsid="002b0828"/>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text-properties officeooo:rsid="001a7ecb" officeooo:paragraph-rsid="001a7ecb"/>
    </style:style>
    <style:style style:name="P7" style:family="paragraph" style:parent-style-name="Text_20_body">
      <style:text-properties officeooo:rsid="0031f330" officeooo:paragraph-rsid="0031f330"/>
    </style:style>
    <style:style style:name="P8" style:family="paragraph" style:parent-style-name="Text_20_body">
      <style:text-properties officeooo:rsid="0032a685" officeooo:paragraph-rsid="0032a685"/>
    </style:style>
    <style:style style:name="P9" style:family="paragraph" style:parent-style-name="Text_20_body">
      <style:text-properties officeooo:rsid="00337a9b" officeooo:paragraph-rsid="00337a9b"/>
    </style:style>
    <style:style style:name="P10" style:family="paragraph" style:parent-style-name="Text_20_body">
      <style:text-properties officeooo:rsid="002e2f0c" officeooo:paragraph-rsid="002e2f0c"/>
    </style:style>
    <style:style style:name="P11" style:family="paragraph" style:parent-style-name="Text_20_body">
      <style:text-properties officeooo:rsid="003423db" officeooo:paragraph-rsid="003423db"/>
    </style:style>
    <style:style style:name="P12" style:family="paragraph" style:parent-style-name="Text_20_body">
      <style:text-properties officeooo:rsid="003423db" officeooo:paragraph-rsid="0034f702"/>
    </style:style>
    <style:style style:name="P13" style:family="paragraph" style:parent-style-name="Text_20_body">
      <style:text-properties officeooo:rsid="0035e14a" officeooo:paragraph-rsid="0035e14a"/>
    </style:style>
    <style:style style:name="P14" style:family="paragraph" style:parent-style-name="Text_20_body">
      <style:paragraph-properties fo:margin-left="0cm" fo:margin-right="0cm" fo:text-indent="0cm" style:auto-text-indent="false"/>
      <style:text-properties officeooo:paragraph-rsid="003b6aec"/>
    </style:style>
    <style:style style:name="P15" style:family="paragraph" style:parent-style-name="Text_20_body">
      <style:paragraph-properties fo:margin-left="0cm" fo:margin-right="0cm" fo:text-indent="0cm" style:auto-text-indent="false"/>
      <style:text-properties officeooo:rsid="00369f30" officeooo:paragraph-rsid="00369f30"/>
    </style:style>
    <style:style style:name="P16" style:family="paragraph" style:parent-style-name="Text_20_body">
      <style:paragraph-properties fo:margin-left="0cm" fo:margin-right="0cm" fo:text-indent="0cm" style:auto-text-indent="false"/>
      <style:text-properties officeooo:rsid="0037e4e3" officeooo:paragraph-rsid="0037e4e3"/>
    </style:style>
    <style:style style:name="P17" style:family="paragraph" style:parent-style-name="Text_20_body">
      <style:paragraph-properties fo:margin-left="0cm" fo:margin-right="0cm" fo:text-indent="0cm" style:auto-text-indent="false"/>
      <style:text-properties officeooo:rsid="0037e4e3" officeooo:paragraph-rsid="003db38d"/>
    </style:style>
    <style:style style:name="P18" style:family="paragraph" style:parent-style-name="Text_20_body">
      <style:paragraph-properties fo:margin-left="0cm" fo:margin-right="0cm" fo:text-indent="0cm" style:auto-text-indent="false"/>
      <style:text-properties officeooo:rsid="003934a8" officeooo:paragraph-rsid="003934a8"/>
    </style:style>
    <style:style style:name="P19" style:family="paragraph" style:parent-style-name="Text_20_body">
      <style:paragraph-properties fo:margin-left="0cm" fo:margin-right="0cm" fo:text-indent="0cm" style:auto-text-indent="false"/>
      <style:text-properties officeooo:rsid="00397831" officeooo:paragraph-rsid="003b62d6"/>
    </style:style>
    <style:style style:name="P20" style:family="paragraph" style:parent-style-name="Text_20_body">
      <style:paragraph-properties fo:margin-left="0cm" fo:margin-right="0cm" fo:text-indent="0cm" style:auto-text-indent="false"/>
      <style:text-properties officeooo:rsid="00397831" officeooo:paragraph-rsid="00397831"/>
    </style:style>
    <style:style style:name="P21" style:family="paragraph" style:parent-style-name="Text_20_body">
      <style:paragraph-properties fo:margin-left="0cm" fo:margin-right="0cm" fo:text-indent="0cm" style:auto-text-indent="false"/>
      <style:text-properties officeooo:paragraph-rsid="0035e14a"/>
    </style:style>
    <style:style style:name="P22" style:family="paragraph" style:parent-style-name="Text_20_body">
      <style:text-properties officeooo:rsid="001cbe53" officeooo:paragraph-rsid="001cbe53"/>
    </style:style>
    <style:style style:name="P23" style:family="paragraph" style:parent-style-name="Text_20_body">
      <style:text-properties officeooo:rsid="00099e0f" officeooo:paragraph-rsid="000669c3"/>
    </style:style>
    <style:style style:name="P24" style:family="paragraph" style:parent-style-name="Text_20_body">
      <style:text-properties officeooo:rsid="00099e0f" officeooo:paragraph-rsid="00099e0f"/>
    </style:style>
    <style:style style:name="P25" style:family="paragraph" style:parent-style-name="Text_20_body" style:list-style-name="L2">
      <style:text-properties officeooo:rsid="000ac7f6" officeooo:paragraph-rsid="000ac7f6"/>
    </style:style>
    <style:style style:name="P26" style:family="paragraph" style:parent-style-name="Explicación">
      <style:text-properties officeooo:paragraph-rsid="001e0975"/>
    </style:style>
    <style:style style:name="P27" style:family="paragraph" style:parent-style-name="Text_20_body" style:list-style-name="L3">
      <style:text-properties officeooo:rsid="000bb69b" officeooo:paragraph-rsid="000bb69b"/>
    </style:style>
    <style:style style:name="P28" style:family="paragraph" style:parent-style-name="Text_20_body">
      <style:text-properties officeooo:rsid="000d0e5a" officeooo:paragraph-rsid="000d0e5a"/>
    </style:style>
    <style:style style:name="P29" style:family="paragraph" style:parent-style-name="Text_20_body">
      <style:text-properties fo:font-weight="bold" officeooo:rsid="000dd20f" officeooo:paragraph-rsid="000dd20f" style:font-weight-asian="bold" style:font-weight-complex="bold"/>
    </style:style>
    <style:style style:name="P30" style:family="paragraph" style:parent-style-name="Text_20_body">
      <style:text-properties officeooo:rsid="00099e0f" officeooo:paragraph-rsid="000dd20f"/>
    </style:style>
    <style:style style:name="P31" style:family="paragraph" style:parent-style-name="Text_20_body">
      <style:text-properties officeooo:rsid="000dd20f" officeooo:paragraph-rsid="000dd20f"/>
    </style:style>
    <style:style style:name="P32" style:family="paragraph" style:parent-style-name="Text_20_body">
      <style:text-properties officeooo:rsid="00177113" officeooo:paragraph-rsid="002365f3"/>
    </style:style>
    <style:style style:name="P33" style:family="paragraph" style:parent-style-name="Text_20_body">
      <style:text-properties officeooo:rsid="00099e0f" officeooo:paragraph-rsid="000ac7f6"/>
    </style:style>
    <style:style style:name="T1" style:family="text">
      <style:text-properties officeooo:rsid="00337a9b"/>
    </style:style>
    <style:style style:name="T2" style:family="text">
      <style:text-properties fo:font-weight="bold" style:font-weight-asian="bold" style:font-weight-complex="bold"/>
    </style:style>
    <style:style style:name="T3" style:family="text">
      <style:text-properties fo:font-weight="bold" officeooo:rsid="0034f702" style:font-weight-asian="bold" style:font-weight-complex="bold"/>
    </style:style>
    <style:style style:name="T4" style:family="text">
      <style:text-properties officeooo:rsid="000bb69b"/>
    </style:style>
    <style:style style:name="T5" style:family="text">
      <style:text-properties officeooo:rsid="003b6aec"/>
    </style:style>
    <style:style style:name="T6" style:family="text">
      <style:text-properties officeooo:rsid="003cae8e"/>
    </style:style>
    <style:style style:name="T7" style:family="text">
      <style:text-properties officeooo:rsid="0037f7aa"/>
    </style:style>
    <style:style style:name="T8" style:family="text">
      <style:text-properties officeooo:rsid="00397831"/>
    </style:style>
    <style:style style:name="T9" style:family="text">
      <style:text-properties officeooo:rsid="003af201"/>
    </style:style>
    <style:style style:name="T10" style:family="text">
      <style:text-properties officeooo:rsid="0029b40e"/>
    </style:style>
    <style:style style:name="T11" style:family="text">
      <style:text-properties officeooo:rsid="00273134"/>
    </style:style>
    <style:style style:name="T12" style:family="text">
      <style:text-properties officeooo:rsid="000dd20f"/>
    </style:style>
    <style:style style:name="T13" style:family="text">
      <style:text-properties officeooo:rsid="002809d7"/>
    </style:style>
    <style:style style:name="T14" style:family="text">
      <style:text-properties officeooo:rsid="00177113"/>
    </style:style>
    <style:style style:name="T15" style:family="text">
      <style:text-properties officeooo:rsid="0021ac3f"/>
    </style:style>
    <style:style style:name="T16" style:family="text">
      <style:text-properties officeooo:rsid="00418b0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1 - CASOS DE CORRUPCION<text:bookmark-end text:name="__RefHeading___Toc1_3888555425"/></text:h>
      <text:p text:style-name="P2">La asociación Internacional “Voto Blanco”, tras una larga labor de investigación ha logrado obtener una valiosa información acerca de los numerosos casos de corrupción que se están dando en un país imaginario. Para tenerla toda ordenada y accesible se quiere crear una base de datos que contenga la siguiente información:</text:p>
      <text:list text:style-name="L1">
        <text:list-item>
          <text:p text:style-name="P3"> De cada caso de corrupción se almacena su código, nombre con el que se  le conoce públicamente (puede tomar valores nulos en el caso de que aún no se le conozca públicamente), descripción y una estimación de los millones desviados.</text:p>
        </text:list-item>
        <text:list-item>
          <text:p text:style-name="P3">Cada caso es investigado por un juez del que se desea saber su nombre, dirección, fecha de nacimiento y fecha en que comenzó a ejercer. Una vez concluida la investigación del caso se emite un dictamen que se registrará.</text:p>
        </text:list-item>
        <text:list-item>
          <text:p text:style-name="P3">En cada caso hay una serie de ciudadanos implicados que se distinguen por un código  y cada uno de ellos con un cargo principal determinado en el momento en que produjo el caso. De cada uno de estos se desea conocer su DNI, nombre, dirección y patrimonio.</text:p>
        </text:list-item>
        <text:list-item>
          <text:p text:style-name="P3">Estos ciudadanos pueden o no pertenecer a un partido político determinado, y a veces, desempeñan un puesto en él. De cada partido quiere conocerse su nombre, dirección de la sede central.</text:p>
        </text:list-item>
        <text:list-item>
          <text:p text:style-name="P3">Cada caso de corrupción es descubierto por un periódico (nombre, dirección y tirada) en una fecha determinada, que se desea saber.</text:p>
        </text:list-item>
        <text:list-item>
          <text:p text:style-name="P4">Cada periódico puede tener afinidad con un determinado partido político ( por otro lado, un partido político lo puede ser de varios periódicos)</text:p>
        </text:list-item>
      </text:list>
      <text:p text:style-name="P5"> Del análisis anterior, se ha obtenido la siguiente relación universal:</text:p>
      <text:p text:style-name="P5"> CASO(Codigo_Caso, Nombre_Caso, Descripicion_Caso, Millones_Desviados, Nombre_Juez, Dirección_Juez, FechaNac_Juez, Fecha_Ejercer, Dictamen, Cod_Implicado, DNI_Implicado, Nombre_Implicado, Dirección_Implicado, Patrimonio_Implicado, Cargo_imputado, Nombre_Partido, Puesto_enPartido, SedeCentral_Partido, Nombre_Periódico, Dirección_Periódico, TiradaPeriódico, FechaDescubierto_Caso, Nombre_PartidoPeriodico)</text:p>
      <text:p text:style-name="P6"/>
      <text:h text:style-name="Heading_20_2" text:outline-level="2">Problemas de inserción:</text:h>
      <text:p text:style-name="P7">No podemos añadir casos del que no sepamos los millones desviados.</text:p>
      <text:p text:style-name="P7">No podemos añadir casos que todavía no se haya dictaminado un dictamen.</text:p>
      <text:p text:style-name="P7">No podemos añadir casos sin ciudadanos </text:p>
      <text:p text:style-name="P8">No podemos añadir casos casos que <text:span text:style-name="T1">tengan ciudadanos que no pertenezcan a un partido político.</text:span></text:p>
      <text:p text:style-name="P9">No podemos añadir casos de periódicos que no tengan afinidad con partidos políticos . </text:p>
      <text:p text:style-name="P9"/>
      <text:p text:style-name="P9"/>
      <text:p text:style-name="P10"/>
      <text:h text:style-name="Heading_20_2" text:outline-level="2"><text:soft-page-break/>Problemas de actualización:</text:h>
      <text:p text:style-name="P8">Cada vez que se quiera modificar el cargo principal del ciudadano y este esté repetido varias veces tendríamos que repetirlo en todas sus veces.</text:p>
      <text:p text:style-name="P11">Si se repite el <text:span text:style-name="T2">juez</text:span> en varios casos tendríamos problemas al borrar alguno de sus datos como su dirección.</text:p>
      <text:p text:style-name="P11">Si se repite el <text:span text:style-name="T2">partido</text:span> <text:span text:style-name="T2">político</text:span> en varios casos tendríamos problemas al borrar alguno de sus datos como su dirección.</text:p>
      <text:p text:style-name="P11">Si se repite el <text:span text:style-name="T2">periódico</text:span> en varios casos tendríamos problemas al borrar alguno de sus datos como su dirección.</text:p>
      <text:p text:style-name="P12">Si se repite el <text:span text:style-name="T3">ciudadano implicado</text:span> en varios casos tendríamos problemas al borrar alguno de sus datos como su dirección.</text:p>
      <text:h text:style-name="Heading_20_2" text:outline-level="2">Problemas de borrado: </text:h>
      <text:p text:style-name="P13">En el caso de que un <text:span text:style-name="T2">juez</text:span> solo haya participado en un caso y se borren los datos de esta fila se borraría todos los datos de este mismo.</text:p>
      <text:p text:style-name="P13">En el caso de que un <text:span text:style-name="T2">partido</text:span> <text:span text:style-name="T2">político</text:span> solo haya participado en un caso y se borren los datos de esta fila se borraría todos los datos de este mismo.</text:p>
      <text:p text:style-name="P13">En el caso de que un <text:span text:style-name="T2">ciudadano</text:span> solo haya participado en un caso y se borren los datos de esta fila se borraría todos los datos de este mismo.</text:p>
      <text:p text:style-name="P13">En el caso de que un <text:span text:style-name="T2">periódico</text:span> solo haya participado en un caso y se borren los datos de esta fila se borraría todos los datos de este mismo.</text:p>
      <text:p text:style-name="P10"/>
      <text:h text:style-name="Heading_20_2" text:outline-level="2"><text:bookmark-start text:name="__RefHeading___Toc120_4159016690"/><text:span text:style-name="T4">1. </text:span>Dependencias funcionales:<text:bookmark-end text:name="__RefHeading___Toc120_4159016690"/></text:h>
      <text:p text:style-name="P14"><text:span text:style-name="T5">codCaso → nombreCaso , descripcionCaso, millonesDesviados , Dictamen, FechaDescubierto,, </text:span><text:span text:style-name="T6">nombreJuez, codImplicado , nombrePartido, nombrePeriodico.</text:span></text:p>
      <text:p text:style-name="P14"/>
      <text:p text:style-name="P15">nombreJuez → direcciónJuez , fechaNacJuez, fechaEjerJuez</text:p>
      <text:p text:style-name="P16">codImplicado ↔ dniImplicado</text:p>
      <text:p text:style-name="P17">codImplicado → nombreImplicado, <text:span text:style-name="T7">direccionImplicado, patrimonioImplicado , cargoImputado, </text:span></text:p>
      <text:p text:style-name="P17"><text:span text:style-name="T7">Puesto_enPartido</text:span></text:p>
      <text:p text:style-name="P18">nombrePartido → <text:span text:style-name="T8">sedeCentral , direcciónPartido </text:span></text:p>
      <text:p text:style-name="P19">NombrePeriodico → direccionPeriodico , <text:span text:style-name="T9">tiradaPeriodico, <text:s/>Nombre_PartidoPeriodico</text:span></text:p>
      <text:p text:style-name="P20"/>
      <text:p text:style-name="P20"/>
      <text:p text:style-name="P21"/>
      <text:p text:style-name="P22"><text:soft-page-break/><text:tab/></text:p>
      <text:p text:style-name="P23"/>
      <text:p text:style-name="P24"/>
      <text:h text:style-name="Heading_20_2" text:outline-level="2"><text:bookmark-start text:name="__RefHeading___Toc122_4159016690"/><text:span text:style-name="T4">2.1 </text:span>Identificación de claves candidatas<text:bookmark-end text:name="__RefHeading___Toc122_4159016690"/></text:h>
      <text:p text:style-name="Explicación">¿Que son las claves candidatas? Claves primarias y alternativas <text:span text:style-name="T10">que te den el resultado de todos los atributos</text:span></text:p>
      <text:list text:style-name="L2">
        <text:list-item>
          <text:p text:style-name="P25">Claves primarias : </text:p>
        </text:list-item>
        <text:list-item>
          <text:p text:style-name="P25">Claves alternativas : </text:p>
        </text:list-item>
      </text:list>
      <text:h text:style-name="Heading_20_2" text:outline-level="2"><text:bookmark-start text:name="__RefHeading___Toc124_4159016690"/><text:span text:style-name="T4">2.2 </text:span>Identificación atributos primos y no primos<text:bookmark-end text:name="__RefHeading___Toc124_4159016690"/></text:h>
      <text:p text:style-name="P26">Los atributos primos son los atributos que son alguna clave pero los no primos son los que pertenecen a una clave pero no lo son . </text:p>
      <text:p text:style-name="P6">DESGLOSE</text:p>
      <text:list text:style-name="L3">
        <text:list-item>
          <text:p text:style-name="P27">Primos: </text:p>
        </text:list-item>
        <text:list-item>
          <text:p text:style-name="P27">No primos: </text:p>
        </text:list-item>
      </text:list>
      <text:h text:style-name="Heading_20_2" text:outline-level="2"><text:bookmark-start text:name="__RefHeading___Toc126_4159016690"/><text:span text:style-name="T4">3.1 </text:span>Proceso de normalización 1FN<text:bookmark-end text:name="__RefHeading___Toc126_4159016690"/></text:h>
      <text:p text:style-name="Explicación">Lo que se busca en este proceso es que no haya atributos multivalorados, <text:span text:style-name="T11">tenemos varias opciones: </text:span></text:p>
      <text:p text:style-name="Explicación"><text:tab/><text:span text:style-name="T11">1.Pasar la multivalorada como clave para que así solo haya uno pero se tendrían que repetir las filas con todos los datos por cada valor del multivalorado por lo que existiría la redundancia de datos</text:span></text:p>
      <text:p text:style-name="P28"/>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2">o sea que los atributos no primos que no dependan de todas las claves hay que separarlos . </text:span></text:p>
      <text:p text:style-name="Explicación">Cuando se descompone se pasa el atributo como clave foránea <text:s/>+ clave candidata primaria</text:p>
      <text:p text:style-name="Standard"/>
      <text:p text:style-name="P29"/>
      <text:p text:style-name="P29">Dependencias parciales / <text:span text:style-name="T13">Justificación: </text:span></text:p>
      <text:p text:style-name="P30"/>
      <text:p text:style-name="P31"><text:span text:style-name="T2">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32"><text:soft-page-break/></text:p>
      <text:h text:style-name="Heading_20_2" text:outline-level="2"><text:span text:style-name="T14"><text:s/></text:span><text:span text:style-name="T15"><text:s/></text:span><text:span text:style-name="T16">3.4 Proceso de normalización </text:span>FNBC</text:h>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3T21:29:21.270000000</dc:date>
    <meta:editing-duration>PT3H37M31S</meta:editing-duration>
    <meta:editing-cycles>43</meta:editing-cycles>
    <meta:generator>LibreOffice/24.8.4.2$Windows_X86_64 LibreOffice_project/bb3cfa12c7b1bf994ecc5649a80400d06cd71002</meta:generator>
    <meta:document-statistic meta:table-count="0" meta:image-count="0" meta:object-count="0" meta:page-count="4" meta:paragraph-count="57" meta:word-count="863" meta:character-count="5480" meta:non-whitespace-character-count="4658"/>
  </office:meta>
</office:document-meta>
</file>